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68.88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8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utilityOverlay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9" table:default-cell-style-name="Default"/>
        <table:table-column table:style-name="co5" table:default-cell-style-name="Default"/>
        <table:table-column table:style-name="co4" table:number-columns-repeated="55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string" calcext:value-type="string">
            <text:p>chrome://browser/content/utilityOverlay.js</text:p>
          </table:table-cell>
          <table:table-cell/>
          <table:table-cell office:value-type="string" calcext:value-type="string">
            <text:p>chrome://browser/content/utilityOverlay.js</text:p>
          </table:table-cell>
          <table:table-cell/>
          <table:table-cell table:number-columns-repeated="35" office:value-type="string" calcext:value-type="string">
            <text:p>chrome://browser/content/utilityOverlay.js</text:p>
          </table:table-cell>
          <table:table-cell/>
          <table:table-cell table:number-columns-repeated="6" office:value-type="string" calcext:value-type="string">
            <text:p>chrome://browser/content/utilityOverlay.js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35" office:value-type="float" office:value="18" calcext:value-type="float">
            <text:p>18</text:p>
          </table:table-cell>
          <table:table-cell/>
          <table:table-cell table:number-columns-repeated="6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35" office:value-type="float" office:value="20" calcext:value-type="float">
            <text:p>20</text:p>
          </table:table-cell>
          <table:table-cell/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35" office:value-type="float" office:value="23" calcext:value-type="float">
            <text:p>23</text:p>
          </table:table-cell>
          <table:table-cell/>
          <table:table-cell table:number-columns-repeated="6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number-columns-repeated="35" office:value-type="float" office:value="34" calcext:value-type="float">
            <text:p>34</text:p>
          </table:table-cell>
          <table:table-cell/>
          <table:table-cell table:number-columns-repeated="6"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746" calcext:value-type="float">
            <text:p>746</text:p>
          </table:table-cell>
          <table:table-cell/>
          <table:table-cell office:value-type="float" office:value="746" calcext:value-type="float">
            <text:p>746</text:p>
          </table:table-cell>
          <table:table-cell/>
          <table:table-cell table:number-columns-repeated="9" office:value-type="float" office:value="746" calcext:value-type="float">
            <text:p>74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746" calcext:value-type="float">
            <text:p>746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746" calcext:value-type="float">
            <text:p>746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746" calcext:value-type="float">
            <text:p>746</text:p>
          </table:table-cell>
          <table:table-cell office:value-type="float" office:value="62" calcext:value-type="float">
            <text:p>62</text:p>
          </table:table-cell>
          <table:table-cell office:value-type="float" office:value="746" calcext:value-type="float">
            <text:p>746</text:p>
          </table:table-cell>
          <table:table-cell office:value-type="float" office:value="39" calcext:value-type="float">
            <text:p>39</text:p>
          </table:table-cell>
          <table:table-cell office:value-type="float" office:value="746" calcext:value-type="float">
            <text:p>74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749" calcext:value-type="float">
            <text:p>749</text:p>
          </table:table-cell>
          <table:table-cell/>
          <table:table-cell office:value-type="float" office:value="749" calcext:value-type="float">
            <text:p>749</text:p>
          </table:table-cell>
          <table:table-cell/>
          <table:table-cell table:number-columns-repeated="9" office:value-type="float" office:value="749" calcext:value-type="float">
            <text:p>749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749" calcext:value-type="float">
            <text:p>749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749" calcext:value-type="float">
            <text:p>749</text:p>
          </table:table-cell>
          <table:table-cell office:value-type="float" office:value="63" calcext:value-type="float">
            <text:p>63</text:p>
          </table:table-cell>
          <table:table-cell office:value-type="float" office:value="749" calcext:value-type="float">
            <text:p>749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/>
          <table:table-cell table:number-columns-repeated="16" office:value-type="float" office:value="750" calcext:value-type="float">
            <text:p>750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table:number-columns-repeated="9" office:value-type="float" office:value="750" calcext:value-type="float">
            <text:p>750</text:p>
          </table:table-cell>
          <table:table-cell office:value-type="float" office:value="461" calcext:value-type="float">
            <text:p>461</text:p>
          </table:table-cell>
          <table:table-cell table:number-columns-repeated="3" office:value-type="float" office:value="750" calcext:value-type="float">
            <text:p>75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750" calcext:value-type="float">
            <text:p>750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750" calcext:value-type="float">
            <text:p>750</text:p>
          </table:table-cell>
          <table:table-cell office:value-type="float" office:value="126" calcext:value-type="float">
            <text:p>126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746" calcext:value-type="float">
            <text:p>746</text:p>
          </table:table-cell>
          <table:table-cell table:number-columns-repeated="4"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8"/>
          <table:table-cell office:value-type="float" office:value="129" calcext:value-type="float">
            <text:p>129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754" calcext:value-type="float">
            <text:p>754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8"/>
          <table:table-cell office:value-type="float" office:value="131" calcext:value-type="float">
            <text:p>13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7"/>
          <table:table-cell office:value-type="float" office:value="755" calcext:value-type="float">
            <text:p>755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number-columns-repeated="7"/>
          <table:table-cell office:value-type="float" office:value="756" calcext:value-type="float">
            <text:p>756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number-columns-repeated="7"/>
          <table:table-cell office:value-type="float" office:value="757" calcext:value-type="float">
            <text:p>757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number-columns-repeated="7"/>
          <table:table-cell office:value-type="float" office:value="758" calcext:value-type="float">
            <text:p>758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4" calcext:value-type="float">
            <text:p>754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759" calcext:value-type="float">
            <text:p>759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8"/>
          <table:table-cell office:value-type="float" office:value="141" calcext:value-type="float">
            <text:p>141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number-columns-repeated="7"/>
          <table:table-cell office:value-type="float" office:value="763" calcext:value-type="float">
            <text:p>763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6" calcext:value-type="float">
            <text:p>756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8"/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number-columns-repeated="7"/>
          <table:table-cell office:value-type="float" office:value="764" calcext:value-type="float">
            <text:p>764</text:p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0"/>
          <table:table-cell office:value-type="float" office:value="746" calcext:value-type="float">
            <text:p>746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30"/>
        </table:table-row>
        <table:table-row table:style-name="ro1">
          <table:table-cell table:number-columns-repeated="29"/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"/>
          <table:table-cell office:value-type="float" office:value="749" calcext:value-type="float">
            <text:p>749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30"/>
        </table:table-row>
        <table:table-row table:style-name="ro1">
          <table:table-cell table:number-columns-repeated="29"/>
          <table:table-cell office:value-type="float" office:value="759" calcext:value-type="float">
            <text:p>759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0"/>
          <table:table-cell office:value-type="float" office:value="750" calcext:value-type="float">
            <text:p>750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number-columns-repeated="30"/>
        </table:table-row>
        <table:table-row table:style-name="ro1">
          <table:table-cell table:number-columns-repeated="29"/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6"/>
          <table:table-cell office:value-type="float" office:value="749" calcext:value-type="float">
            <text:p>749</text:p>
          </table:table-cell>
          <table:table-cell table:number-columns-repeated="30"/>
        </table:table-row>
        <table:table-row table:style-name="ro1">
          <table:table-cell table:number-columns-repeated="29"/>
          <table:table-cell office:value-type="float" office:value="764" calcext:value-type="float">
            <text:p>76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6"/>
          <table:table-cell office:value-type="float" office:value="750" calcext:value-type="float">
            <text:p>750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09" calcext:value-type="float">
            <text:p>209</text:p>
          </table:table-cell>
          <table:table-cell table:number-columns-repeated="16"/>
          <table:table-cell office:value-type="float" office:value="752" calcext:value-type="float">
            <text:p>752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0" calcext:value-type="float">
            <text:p>210</text:p>
          </table:table-cell>
          <table:table-cell table:number-columns-repeated="16"/>
          <table:table-cell office:value-type="float" office:value="754" calcext:value-type="float">
            <text:p>754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1" calcext:value-type="float">
            <text:p>211</text:p>
          </table:table-cell>
          <table:table-cell table:number-columns-repeated="16"/>
          <table:table-cell office:value-type="float" office:value="755" calcext:value-type="float">
            <text:p>755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2" calcext:value-type="float">
            <text:p>212</text:p>
          </table:table-cell>
          <table:table-cell table:number-columns-repeated="16"/>
          <table:table-cell office:value-type="float" office:value="756" calcext:value-type="float">
            <text:p>756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3" calcext:value-type="float">
            <text:p>213</text:p>
          </table:table-cell>
          <table:table-cell table:number-columns-repeated="16"/>
          <table:table-cell office:value-type="float" office:value="757" calcext:value-type="float">
            <text:p>757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4" calcext:value-type="float">
            <text:p>214</text:p>
          </table:table-cell>
          <table:table-cell table:number-columns-repeated="16"/>
          <table:table-cell office:value-type="float" office:value="758" calcext:value-type="float">
            <text:p>758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5" calcext:value-type="float">
            <text:p>215</text:p>
          </table:table-cell>
          <table:table-cell table:number-columns-repeated="16"/>
          <table:table-cell office:value-type="float" office:value="759" calcext:value-type="float">
            <text:p>759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6" calcext:value-type="float">
            <text:p>216</text:p>
          </table:table-cell>
          <table:table-cell table:number-columns-repeated="16"/>
          <table:table-cell office:value-type="float" office:value="763" calcext:value-type="float">
            <text:p>763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7" calcext:value-type="float">
            <text:p>217</text:p>
          </table:table-cell>
          <table:table-cell table:number-columns-repeated="16"/>
          <table:table-cell office:value-type="float" office:value="764" calcext:value-type="float">
            <text:p>764</text:p>
          </table:table-cell>
          <table:table-cell table:number-columns-repeated="30"/>
        </table:table-row>
        <table:table-row table:style-name="ro1">
          <table:table-cell table:number-columns-repeated="33"/>
          <table:table-cell office:value-type="float" office:value="218" calcext:value-type="float">
            <text:p>21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19" calcext:value-type="float">
            <text:p>219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20" calcext:value-type="float">
            <text:p>22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22" calcext:value-type="float">
            <text:p>222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33" calcext:value-type="float">
            <text:p>233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34" calcext:value-type="float">
            <text:p>23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35" calcext:value-type="float">
            <text:p>235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40" calcext:value-type="float">
            <text:p>24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87" calcext:value-type="float">
            <text:p>287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88" calcext:value-type="float">
            <text:p>28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94" calcext:value-type="float">
            <text:p>29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95" calcext:value-type="float">
            <text:p>295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96" calcext:value-type="float">
            <text:p>296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297" calcext:value-type="float">
            <text:p>297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01" calcext:value-type="float">
            <text:p>301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02" calcext:value-type="float">
            <text:p>302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18" calcext:value-type="float">
            <text:p>31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20" calcext:value-type="float">
            <text:p>32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22" calcext:value-type="float">
            <text:p>322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24" calcext:value-type="float">
            <text:p>32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25" calcext:value-type="float">
            <text:p>325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26" calcext:value-type="float">
            <text:p>326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33" calcext:value-type="float">
            <text:p>333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37" calcext:value-type="float">
            <text:p>337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38" calcext:value-type="float">
            <text:p>33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0" calcext:value-type="float">
            <text:p>34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1" calcext:value-type="float">
            <text:p>341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4" calcext:value-type="float">
            <text:p>34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5" calcext:value-type="float">
            <text:p>345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6" calcext:value-type="float">
            <text:p>346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7" calcext:value-type="float">
            <text:p>347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48" calcext:value-type="float">
            <text:p>34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50" calcext:value-type="float">
            <text:p>35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68" calcext:value-type="float">
            <text:p>36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71" calcext:value-type="float">
            <text:p>371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73" calcext:value-type="float">
            <text:p>373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374" calcext:value-type="float">
            <text:p>37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46" calcext:value-type="float">
            <text:p>746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49" calcext:value-type="float">
            <text:p>749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0" calcext:value-type="float">
            <text:p>750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2" calcext:value-type="float">
            <text:p>752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4" calcext:value-type="float">
            <text:p>754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5" calcext:value-type="float">
            <text:p>755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6" calcext:value-type="float">
            <text:p>756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7" calcext:value-type="float">
            <text:p>757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8" calcext:value-type="float">
            <text:p>758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59" calcext:value-type="float">
            <text:p>759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63" calcext:value-type="float">
            <text:p>763</text:p>
          </table:table-cell>
          <table:table-cell table:number-columns-repeated="47"/>
        </table:table-row>
        <table:table-row table:style-name="ro1">
          <table:table-cell table:number-columns-repeated="33"/>
          <table:table-cell office:value-type="float" office:value="764" calcext:value-type="float">
            <text:p>764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2:27.730000000</dc:date>
    <meta:editing-duration>PT52S</meta:editing-duration>
    <meta:editing-cycles>1</meta:editing-cycles>
    <meta:document-statistic meta:table-count="1" meta:cell-count="669" meta:object-count="0"/>
    <meta:generator>LibreOffice/5.1.0.3$Windows_x86 LibreOffice_project/5e3e00a007d9b3b6efb6797a8b8e57b51ab1f737</meta:generator>
  </office:meta>
</office:document-meta>
</file>